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style:font-weight-complex="bold" fo:font-size="90pt" style:font-size-asian="90pt" style:font-size-complex="90pt"/>
    </style:style>
    <style:style style:name="T3" style:parent-style-name="Absatz-Standardschriftart" style:family="text">
      <style:text-properties fo:font-size="48pt" style:font-size-asian="48pt" style:font-size-complex="48pt"/>
    </style:style>
    <style:style style:name="T4" style:parent-style-name="Absatz-Standardschriftart" style:family="text">
      <style:text-properties fo:font-weight="bold" style:font-weight-asian="bold" style:font-weight-complex="bold"/>
    </style:style>
    <style:style style:name="P5" style:parent-style-name="Listenabsatz" style:list-style-name="LFO1" style:family="paragraph"/>
    <style:style style:name="T6" style:parent-style-name="Absatz-Standardschriftart" style:family="text">
      <style:text-properties style:font-name="Wingdings" style:font-name-asian="Wingdings" style:font-name-complex="Wingdings"/>
    </style:style>
    <style:style style:name="P7" style:parent-style-name="Listenabsatz" style:list-style-name="LFO1" style:family="paragraph"/>
    <style:style style:name="T8" style:parent-style-name="Absatz-Standardschriftart" style:family="text">
      <style:text-properties style:font-name="Wingdings" style:font-name-asian="Wingdings" style:font-name-complex="Wingdings"/>
    </style:style>
    <style:style style:name="P9" style:parent-style-name="Standard" style:family="paragraph">
      <style:paragraph-properties fo:break-before="page"/>
    </style:style>
    <style:style style:name="P10" style:parent-style-name="Listenabsatz" style:list-style-name="LFO1" style:family="paragraph"/>
    <style:style style:name="T11" style:parent-style-name="Hyperlink" style:family="text">
      <style:text-properties fo:font-size="11pt" style:font-size-asian="11pt" style:font-size-complex="11pt"/>
    </style:style>
    <style:style style:name="T12" style:parent-style-name="Absatz-Standardschriftart" style:family="text">
      <style:text-properties fo:font-size="11pt" style:font-size-asian="11pt" style:font-size-complex="11pt"/>
    </style:style>
    <style:style style:name="T13" style:parent-style-name="Absatz-Standardschriftart" style:family="text">
      <style:text-properties style:font-name="Wingdings" style:font-name-asian="Wingdings" style:font-name-complex="Wingdings"/>
    </style:style>
    <style:style style:name="P14" style:parent-style-name="Listenabsatz" style:list-style-name="LFO1" style:family="paragraph"/>
    <style:style style:name="T15" style:parent-style-name="Absatz-Standardschriftart" style:family="text">
      <style:text-properties style:font-name="Wingdings" style:font-name-asian="Wingdings" style:font-name-complex="Wingdings"/>
    </style:style>
    <style:style style:name="P16" style:parent-style-name="Listenabsatz" style:list-style-name="LFO1" style:family="paragraph"/>
    <style:style style:name="T17" style:parent-style-name="Absatz-Standardschriftart" style:family="text">
      <style:text-properties style:font-name="Wingdings" style:font-name-asian="Wingdings" style:font-name-complex="Wingdings"/>
    </style:style>
  </office:automatic-styles>
  <office:body>
    <office:text text:use-soft-page-breaks="true">
      <text:p text:style-name="P1"><text:span text:style-name="T2">ZTL</text:span><text:span text:style-name="T3">.co2.ampel</text:span></text:p>
      <text:p text:style-name="Standard"><text:a xlink:href="http://www.ztl.space" office:target-frame-name="_top" xlink:show="replace"><text:span text:style-name="Hyperlink">www.ztl.space</text:span></text:a><text:s/>-<text:s/><text:span text:style-name="T4">Kurzanleitung</text:span></text:p>
      <text:p text:style-name="Standard"/>
      <text:p text:style-name="Standard"><text:line-break/></text:p>
      <text:list text:style-name="LFO1" text:continue-numbering="true">
        <text:list-item>
          <text:p text:style-name="P5">Entstehung<text:line-break/><text:line-break/>ZTL steht für Zentrum für Technikkultur Landau e. V. – wir sind ein junger Verein mit technikbegeisterten<text:s/>Menschen, die gerne eigene Projekte umsetzen und sich hierbei gegenseitig unterstützen.<text:s/>Gerade errichten wir in Landau in der Nähe Media-Markt einen MAKERSPACE (offene Werkstatt) – neugierig? Komm vorbei!<text:s/><text:span text:style-name="T6"></text:span></text:p>
        </text:list-item>
      </text:list>
      <text:p text:style-name="Listenabsatz"><text:line-break/>Und mit Covid-19 kam die Idee eine CO2-Ampel zu bauen. Sie misst alle zwei Sekunden den CO2-Gehalt der Luft in ppm = parts per million. Ist die Luftqualität<text:s/>im Raum „schlecht“, signalisiert die CO2-Ampel anhand ihrer Farbe, dass jetzt bald mal gelüftet werden soll.<text:s/><text:line-break/><text:line-break/>Gebaut hatten wir die Ampel eigentlich für unsere Vereinsräume und damit der Coronavirus nicht durch die Aerosole übertragen wird<text:s/>-<text:s/>denn an frischer Luft ist Corona fast kein Problem – davon sind die meisten Forscher überzeugt.<text:s/><text:line-break/><text:line-break/>Und so kam die Idee mit dem befreundeten Technologie-Netzwerk Südpfalz e. V. das Projekt<text:s/>auf breite Schulter zu stellen und dieses auch Schulen und anderen Einrichtungen zur Verfügung zu stellen.<text:s/>Die CO2-Ampel wurde von unseren Vereinsmitgliedern ehrenamtlich selbst zusammengebaut und programmiert. Das Gehäuse kommt übrigens aus einem 3D-Drucker!</text:p>
      <text:p text:style-name="Standard"/>
      <text:p text:style-name="Standard"/>
      <text:list text:style-name="LFO1" text:continue-numbering="true">
        <text:list-item>
          <text:p text:style-name="P7">Inbetriebnahme<text:line-break/><text:line-break/>Es muss lediglich das Kabel angeschlossen werden und das Netzteil in die Steckdose gesteckt werden.<text:s/>Am besten stelle die CO2-Ampel an einen freien Ort (z. B. Schreibtisch), oder hänge sie an die Wand – jedoch nicht in die Nähe der Fenster.<text:line-break/><text:line-break/>Ist der Strom angeschlossen:<text:s/>Beim ersten Mal kann bis zu fünf Minuten dauern, bis der Sensor die Luftqualität messen kann. Solange sieht man entweder Regenbogen-Farben oder pinkfarbene LEDs, die nacheinander anfangen zu leuchten.</text:p>
        </text:list-item>
      </text:list>
      <text:p text:style-name="Listenabsatz"><text:line-break/>Ist die CO2-Ampel betriebsbereit, leuchten alle LEDs dauerhaft in den Farben rot/gelb/grün – wie eine Ampel eben<text:s/><text:span text:style-name="T8"></text:span></text:p>
      <text:p text:style-name="P9"/>
      <text:soft-page-break/>
      <text:list text:style-name="LFO1" text:continue-numbering="true">
        <text:list-item>
          <text:p text:style-name="P10">Statusfarben und -bedeutung<text:line-break/><text:line-break/>Alle zwei Sekunden wird der CO2-Gehalt der Luft in ppm gemessen. PPM steht für parts-per-million, also Teile pro Million.<text:s/><text:line-break/><text:line-break/>Das Umweltbundesamt hatte bereits im Jahr 2008 Empfehlungen für Grenzwerte festgelegt, die wir in unsere CO2-Ampel übernommen hatten.<text:line-break/><text:line-break/>Quelle:<text:s/><text:a xlink:href="https://www.umweltbundesamt.de/sites/default/files/medien/pdfs/kohlendioxid_2008.pdf" office:target-frame-name="_top" xlink:show="replace"><text:span text:style-name="T11">https://www.umweltbundesamt.de/sites/default/files/medien/pdfs/kohlendioxid_2008.pdf</text:span></text:a><text:span text:style-name="T12"><text:line-break/></text:span><text:line-break/>GRÜN<text:s/><text:tab/><text:tab/>= bis 700 ppm<text:line-break/>GELB<text:s/><text:tab/><text:tab/>= bis 1.000 ppm<text:line-break/>ROT<text:s/><text:tab/><text:tab/>= bis 2.000 ppm<text:line-break/>ROT blinkend<text:tab/>= über 2.000 ppm<text:line-break/><text:line-break/>Bei der Farbe rot bzw. rot-blinkend wäre es dann wirklich an der Zeit zu lüften!<text:s/><text:span text:style-name="T13"></text:span></text:p>
        </text:list-item>
      </text:list>
      <text:p text:style-name="Listenabsatz"><text:line-break/></text:p>
      <text:list text:style-name="LFO1" text:continue-numbering="true">
        <text:list-item>
          <text:p text:style-name="P14">Fehlersuche<text:line-break/><text:line-break/>a) die CO2-Ampel tut gar nichts<text:line-break/><text:line-break/>Bitte prüfe, ob das Kabel richtig in die CO2-Ampel und in das Netzteil eingesteckt sind. Bitte schließe keine weiteren Geräte an dem USB-Netzteil an, wie Handy o.ä. Es könnte nämlich sein, dass der Strom für die CO2-Messung dann nicht ausreicht.<text:line-break/><text:line-break/>b) es werden nacheinander pinkfarbene LEDs im Uhrzeigersinn angezeigt<text:line-break/><text:line-break/>Der eingebaute CO2-Sensor kalibriert sich gerade, dies kann bis zu fünf Minuten dauern. Einfach abwarten<text:s/><text:span text:style-name="T15"></text:span><text:s/></text:p>
        </text:list-item>
      </text:list>
      <text:p text:style-name="Listenabsatz"><text:line-break/>c) die<text:s/>CO2-Ampel leuchtet pink dauerhaft<text:line-break/><text:line-break/>Dann liegt ein Verbindungsproblem zwischen CO2-Sensor und der restlichen Technik vor. Hier kann Dir nur das ZTL helfen, siehe Punkt 5. In der Anleitung.<text:line-break/><text:line-break/></text:p>
      <text:list text:style-name="LFO1" text:continue-numbering="true">
        <text:list-item>
          <text:p text:style-name="P16">Support?<text:s/>Mitmachen!<text:line-break/><text:line-break/>Du möchtest in unserem Verein mitmachen? Oder hast eine Frage zu unserem Projekt? Dann komm melde Dich einfach in unserem Chat an unter<text:line-break/><text:line-break/><text:a xlink:href="https://chat.ztl.space" office:target-frame-name="_top" xlink:show="replace"><text:span text:style-name="Hyperlink">https://chat.ztl.space</text:span></text:a><text:line-break/><text:line-break/>Wir freuen uns auf Dich!<text:s/><text:span text:style-name="T17"></text:span>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inik Simon</meta:initial-creator>
    <dc:creator>Dominik Simon</dc:creator>
    <meta:creation-date>2020-11-08T17:56:00Z</meta:creation-date>
    <dc:date>2020-11-08T17:56:00Z</dc:date>
    <meta:print-date>2020-11-07T18:21:00Z</meta:print-date>
    <meta:template xlink:href="Normal.dotm" xlink:type="simple"/>
    <meta:editing-cycles>2</meta:editing-cycles>
    <meta:editing-duration>PT0S</meta:editing-duration>
    <meta:document-statistic meta:page-count="2" meta:paragraph-count="6" meta:word-count="472" meta:character-count="3442" meta:row-count="24" meta:non-whitespace-character-count="2976"/>
  </office:meta>
</office:document-meta>
</file>